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882cm" fo:min-width="7.632cm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cm" fo:min-width="1.126cm" fo:padding-top="0.142cm" fo:padding-bottom="0.142cm" fo:padding-left="0.267cm" fo:padding-right="0.267cm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1.092cm" fo:padding-top="0.142cm" fo:padding-bottom="0.142cm" fo:padding-left="0.267cm" fo:padding-right="0.267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color="#000000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9" style:family="graphic" style:parent-style-name="objectwithoutfill">
      <style:graphic-properties svg:stroke-color="#3333ff" draw:marker-end="Arrow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/>
      <style:text-properties style:font-name="Consolas" style:font-name-asian="Consolas"/>
    </style:style>
    <style:style style:name="P5" style:family="paragraph">
      <style:paragraph-properties fo:text-align="center"/>
      <style:text-properties style:font-name="Consolas"/>
    </style:style>
    <style:style style:name="P6" style:family="paragraph">
      <loext:graphic-properties draw:fill-color="#ffffff"/>
      <style:paragraph-properties fo:text-align="center" style:writing-mode="lr-tb"/>
      <style:text-properties style:font-name="Consolas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Consolas"/>
    </style:style>
    <style:style style:name="P9" style:family="paragraph">
      <loext:graphic-properties draw:fill="none" draw:fill-color="#ffffff"/>
    </style:style>
    <style:style style:name="P10" style:family="paragraph">
      <style:text-properties style:font-name="Consolas"/>
    </style:style>
    <style:style style:name="T1" style:family="text">
      <style:text-properties style:font-name="Consolas" fo:font-size="21pt" style:font-name-asian="Consolas" style:font-size-asian="21pt" style:font-size-complex="21pt"/>
    </style:style>
    <style:style style:name="T2" style:family="text">
      <style:text-properties style:font-name="Consolas" fo:font-size="21pt" style:font-size-asian="21pt" style:font-size-complex="21pt"/>
    </style:style>
    <style:style style:name="T3" style:family="text">
      <style:text-properties style:font-name="Consolas"/>
    </style:style>
    <style:style style:name="T4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1.5cm" svg:height="11.5cm" svg:x="14.7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cm" svg:height="2cm" svg:x="19.5cm" svg:y="6.5cm">
          <text:p text:style-name="P2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25cm" svg:height="4.5cm" svg:x="5.5cm" svg:y="5.75cm">
          <text:p text:style-name="P2"><text:span text:style-name="T1">t</text:span></text:p>
          <text:p text:style-name="P2"><text:span text:style-name="T1">&lt;v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3.25cm" svg:height="4.5cm" svg:x="10cm" svg:y="5.75cm">
          <text:p text:style-name="P5"><text:span text:style-name="T2">t</text:span></text:p>
          <text:p text:style-name="P5"><text:span text:style-name="T2">v&lt;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7" draw:layer="layout" svg:x1="9.5cm" svg:y1="3.25cm" svg:x2="7.25cm" svg:y2="5.75cm">
          <text:p/>
        </draw:line>
        <draw:line draw:style-name="gr5" draw:text-style-name="P7" draw:layer="layout" svg:x1="9.5cm" svg:y1="3.25cm" svg:x2="11.75cm" svg:y2="6cm">
          <text:p/>
        </draw:line>
        <draw:custom-shape draw:style-name="gr4" draw:text-style-name="P6" draw:layer="layout" svg:width="3.25cm" svg:height="4.5cm" svg:x="3.5cm" svg:y="13.75cm">
          <text:p text:style-name="P5"><text:span text:style-name="T2">t</text:span></text:p>
          <text:p text:style-name="P5"><text:span text:style-name="T2">&lt;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3.25cm" svg:height="4.5cm" svg:x="7.75cm" svg:y="13.75cm">
          <text:p text:style-name="P5"><text:span text:style-name="T2">t</text:span></text:p>
          <text:p text:style-name="P5"><text:span text:style-name="T2">k&lt;</text:span></text:p>
          <text:p text:style-name="P5"><text:span text:style-name="T2">&lt;v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3.25cm" svg:height="4.5cm" svg:x="17cm" svg:y="8.5cm">
          <text:p text:style-name="P5"><text:span text:style-name="T2">t</text:span></text:p>
          <text:p text:style-name="P5"><text:span text:style-name="T2">k&lt;</text:span></text:p>
          <text:p text:style-name="P5"><text:span text:style-name="T2">&lt;v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3.25cm" svg:height="4.5cm" svg:x="21cm" svg:y="8.5cm">
          <text:p text:style-name="P5"><text:span text:style-name="T2">t</text:span></text:p>
          <text:p text:style-name="P5"><text:span text:style-name="T2">v&lt;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2cm" svg:height="2cm" svg:x="8.5cm" svg:y="1.25cm">
          <text:p text:style-name="P2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4.75cm" svg:height="1.25cm" svg:x="6cm" svg:y="11.5cm">
          <draw:text-box>
            <text:p><text:span text:style-name="T3">split</text:span></text:p>
          </draw:text-box>
        </draw:frame>
        <draw:frame draw:style-name="gr6" draw:text-style-name="P8" draw:layer="layout" svg:width="4.75cm" svg:height="1.25cm" svg:x="2.75cm" svg:y="3cm">
          <draw:text-box>
            <text:p><text:span text:style-name="T3">when : k &lt; v</text:span></text:p>
          </draw:text-box>
        </draw:frame>
        <draw:line draw:style-name="gr7" draw:text-style-name="P7" draw:layer="layout" svg:x1="6.25cm" svg:y1="10.5cm" svg:x2="5.25cm" svg:y2="13cm">
          <text:p/>
        </draw:line>
        <draw:line draw:style-name="gr7" draw:text-style-name="P7" draw:layer="layout" svg:x1="8cm" svg:y1="10.5cm" svg:x2="8.75cm" svg:y2="13cm">
          <text:p/>
        </draw:line>
        <draw:frame draw:style-name="gr8" draw:text-style-name="P9" draw:layer="layout" svg:width="5cm" svg:height="3.5cm" svg:x="19.25cm" svg:y="4.5cm">
          <draw:text-box>
            <text:p><text:span text:style-name="T4">merge</text:span></text:p>
          </draw:text-box>
        </draw:frame>
        <draw:line draw:style-name="gr9" draw:text-style-name="P7" draw:layer="layout" svg:x1="11cm" svg:y1="16.75cm" svg:x2="16.75cm" svg:y2="13.25cm">
          <text:p/>
        </draw:line>
        <draw:line draw:style-name="gr9" draw:text-style-name="P7" draw:layer="layout" svg:x1="13.25cm" svg:y1="8.25cm" svg:x2="21.25cm" svg:y2="10.5cm">
          <text:p/>
        </draw:line>
        <draw:line draw:style-name="gr9" draw:text-style-name="P7" draw:layer="layout" svg:x1="11.5cm" svg:y1="2.5cm" svg:x2="18.75cm" svg:y2="7cm">
          <text:p/>
        </draw:line>
        <draw:frame draw:style-name="gr10" draw:text-style-name="P8" draw:layer="layout" svg:width="5cm" svg:height="1.75cm" svg:x="4.5cm" svg:y="18.75cm">
          <draw:text-box>
            <text:p text:style-name="P10"><text:span text:style-name="T3">t0</text:span></text:p>
          </draw:text-box>
        </draw:frame>
        <draw:frame draw:style-name="gr10" draw:text-style-name="P8" draw:layer="layout" svg:width="5cm" svg:height="1.75cm" svg:x="19.75cm" svg:y="14.25cm">
          <draw:text-box>
            <text:p text:style-name="P10"><text:span text:style-name="T3">t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8T09:07:05.145000000</meta:creation-date>
    <dc:date>2023-12-19T18:04:56.475000000</dc:date>
    <meta:editing-duration>PT14M13S</meta:editing-duration>
    <meta:editing-cycles>2</meta:editing-cycles>
    <meta:generator>LibreOffice/7.6.4.1$Windows_X86_64 LibreOffice_project/e19e193f88cd6c0525a17fb7a176ed8e6a3e2aa1</meta:generator>
    <meta:document-statistic meta:object-count="21"/>
  </office:meta>
</office:document-meta>
</file>